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890" officeooo:paragraph-rsid="00183890"/>
    </style:style>
    <style:style style:name="P2" style:family="paragraph" style:parent-style-name="Standard">
      <style:text-properties fo:color="#000000" style:font-name="Consolas" fo:font-size="11pt" officeooo:rsid="00183890" officeooo:paragraph-rsid="00183890" style:font-size-asian="11pt" style:font-size-complex="11pt"/>
    </style:style>
    <style:style style:name="P3" style:family="paragraph" style:parent-style-name="Standard">
      <style:text-properties fo:color="#000000" style:font-name="Consolas" fo:font-size="11pt" officeooo:rsid="0019098e" officeooo:paragraph-rsid="0019098e" style:font-size-asian="11pt" style:font-size-complex="11pt"/>
    </style:style>
    <style:style style:name="P4" style:family="paragraph" style:parent-style-name="Standard">
      <style:text-properties fo:font-weight="bold" officeooo:rsid="00183890" officeooo:paragraph-rsid="00183890" style:font-weight-asian="bold" style:font-weight-complex="bold"/>
    </style:style>
    <style:style style:name="P5" style:family="paragraph" style:parent-style-name="Standard">
      <style:paragraph-properties fo:break-before="page"/>
      <style:text-properties fo:color="#000000" style:font-name="Consolas" fo:font-size="11pt" fo:font-weight="bold" officeooo:rsid="0019098e" officeooo:paragraph-rsid="0019098e" style:font-size-asian="11pt" style:font-weight-asian="bold" style:font-size-complex="11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ize="10pt" fo:font-style="italic" fo:font-weight="normal" style:font-size-asian="10pt" style:font-style-asian="italic" style:font-weight-asian="normal"/>
    </style:style>
    <style:style style:name="T7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9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1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6" style:family="text">
      <style:text-properties fo:color="#fda5ff" style:font-name="Cascadia Code" fo:font-size="10pt" fo:font-style="normal" fo:font-weight="bold" style:font-size-asian="10pt" style:font-style-asian="normal" style:font-weight-asian="bold"/>
    </style:style>
    <style:style style:name="T17" style:family="text">
      <style:text-properties fo:color="#fda5ff" fo:font-size="10pt" fo:font-style="italic" fo:font-weight="bold" style:font-size-asian="10pt" style:font-style-asian="italic" style:font-weight-asian="bold"/>
    </style:style>
    <style:style style:name="T18" style:family="text">
      <style:text-properties fo:color="#fda5ff" fo:font-size="10pt" fo:font-style="normal" fo:font-weight="bold" style:font-size-asian="10pt" style:font-style-asian="normal" style:font-weight-asian="bold"/>
    </style:style>
    <style:style style:name="T19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2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9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31" style:family="text">
      <style:text-properties style:font-name="Cascadia Code" fo:font-style="normal" fo:font-weight="normal" style:font-style-asian="normal" style:font-weight-asian="normal"/>
    </style:style>
    <style:style style:name="T32" style:family="text">
      <style:text-properties style:font-name="Cascadia Code" fo:font-style="normal" fo:font-weight="normal" style:font-style-asian="normal" style:font-weight-asian="normal"/>
    </style:style>
    <style:style style:name="T33" style:family="text">
      <style:text-properties style:font-name="Cascadia Code" fo:font-style="normal" fo:font-weight="normal" style:font-style-asian="normal" style:font-weight-asian="normal"/>
    </style:style>
    <style:style style:name="T34" style:family="text">
      <style:text-properties style:font-name="Cascadia Code" fo:font-style="normal" fo:font-weight="normal" style:font-style-asian="normal" style:font-weight-asian="normal"/>
    </style:style>
    <style:style style:name="T35" style:family="text">
      <style:text-properties style:font-name="Cascadia Code" fo:font-style="normal" fo:font-weight="normal" style:font-style-asian="normal" style:font-weight-asian="normal"/>
    </style:style>
    <style:style style:name="T36" style:family="text">
      <style:text-properties style:font-name="Cascadia Code" fo:font-style="normal" fo:font-weight="normal" style:font-style-asian="normal" style:font-weight-asian="normal"/>
    </style:style>
    <style:style style:name="T37" style:family="text">
      <style:text-properties style:font-name="Cascadia Code" fo:font-style="normal" fo:font-weight="bold" style:font-style-asian="normal" style:font-weight-asian="bold"/>
    </style:style>
    <style:style style:name="T38" style:family="text">
      <style:text-properties style:font-name="Cascadia Code" fo:font-style="italic" fo:font-weight="normal" style:font-style-asian="italic" style:font-weight-asian="normal"/>
    </style:style>
    <style:style style:name="T39" style:family="text">
      <style:text-properties style:font-name="Cascadia Code" fo:font-style="italic" fo:font-weight="normal" style:font-style-asian="italic" style:font-weight-asian="normal"/>
    </style:style>
    <style:style style:name="T40" style:family="text">
      <style:text-properties style:font-name="Cascadia Code" fo:font-style="italic" fo:font-weight="bold" style:font-style-asian="italic" style:font-weight-asian="bold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bold" style:font-style-asian="normal" style:font-weight-asian="bold"/>
    </style:style>
    <style:style style:name="T48" style:family="text">
      <style:text-properties fo:font-style="italic" fo:font-weight="normal" style:font-style-asian="italic" style:font-weight-asian="normal"/>
    </style:style>
    <style:style style:name="T49" style:family="text">
      <style:text-properties fo:font-style="italic" fo:font-weight="normal" style:font-style-asian="italic" style:font-weight-asian="normal"/>
    </style:style>
    <style:style style:name="T50" style:family="text">
      <style:text-properties fo:font-style="italic" fo:font-weight="bold" style:font-style-asian="italic" style:font-weight-asian="bold"/>
    </style:style>
    <style:style style:name="T51" style:family="text">
      <style:text-properties fo:font-size="10pt" fo:font-style="normal" fo:font-weight="normal" style:font-size-asian="10pt" style:font-style-asian="normal" style:font-weight-asian="normal"/>
    </style:style>
    <style:style style:name="T52" style:family="text">
      <style:text-properties fo:font-size="10pt" fo:font-style="normal" fo:font-weight="normal" style:font-size-asian="10pt" style:font-style-asian="normal" style:font-weight-asian="normal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normal" fo:font-weight="normal" style:font-size-asian="10pt" style:font-style-asian="normal" style:font-weight-asian="normal"/>
    </style:style>
    <style:style style:name="T56" style:family="text">
      <style:text-properties fo:font-size="10pt" fo:font-style="normal" fo:font-weight="normal" style:font-size-asian="10pt" style:font-style-asian="normal" style:font-weight-asian="normal"/>
    </style:style>
    <style:style style:name="T57" style:family="text">
      <style:text-properties fo:font-size="10pt" fo:font-style="normal" fo:font-weight="bold" style:font-size-asian="10pt" style:font-style-asian="normal" style:font-weight-asian="bold"/>
    </style:style>
    <style:style style:name="T58" style:family="text">
      <style:text-properties fo:font-size="10pt" fo:font-style="italic" fo:font-weight="normal" style:font-size-asian="10pt" style:font-style-asian="italic" style:font-weight-asian="normal"/>
    </style:style>
    <style:style style:name="T59" style:family="text">
      <style:text-properties fo:font-size="10pt" fo:font-style="italic" fo:font-weight="normal" style:font-size-asian="10pt" style:font-style-asian="italic" style:font-weight-asian="normal"/>
    </style:style>
    <style:style style:name="T60" style:family="text">
      <style:text-properties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1:</text:p>
      <text:p text:style-name="P1"/>
      <text:p text:style-name="P2"><text:span text:style-name="T41">package </text:span><text:span text:style-name="T41">ejercicio1</text:span><text:span text:style-name="T41">;</text:span><text:line-break/><text:line-break/><text:span text:style-name="T41">import </text:span><text:span text:style-name="T41">java.util.Scanner</text:span><text:span text:style-name="T41">;</text:span><text:line-break/><text:line-break/><text:span text:style-name="T41">public class </text:span><text:span text:style-name="T41">Ejercicio1 {</text:span><text:line-break/><text:line-break/><text:span text:style-name="T41"> <text:s text:c="3"/></text:span><text:span text:style-name="T41">public static void </text:span><text:span text:style-name="T41">main</text:span><text:span text:style-name="T41">(String[] </text:span><text:span text:style-name="T48">args</text:span><text:span text:style-name="T41">) {</text:span><text:line-break/><text:span text:style-name="T41"> <text:s text:c="7"/>String isbn</text:span><text:span text:style-name="T41">;</text:span><text:line-break/><text:span text:style-name="T41"> <text:s text:c="7"/></text:span><text:span text:style-name="T41">String[] isbnArray </text:span><text:span text:style-name="T41">= new </text:span><text:span text:style-name="T41">String</text:span><text:span text:style-name="T41">[</text:span><text:span text:style-name="T41">13</text:span><text:span text:style-name="T41">]</text:span><text:span text:style-name="T41">;</text:span><text:line-break/><text:span text:style-name="T41"> <text:s text:c="7"/></text:span><text:span text:style-name="T41">Scanner keyboard </text:span><text:span text:style-name="T41">= new </text:span><text:span text:style-name="T41">Scanner</text:span><text:span text:style-name="T41">(System.</text:span><text:span text:style-name="T50">in</text:span><text:span text:style-name="T41">)</text:span><text:span text:style-name="T41">;</text:span><text:line-break/><text:span text:style-name="T41"> <text:s text:c="7"/></text:span><text:span text:style-name="T41">int </text:span><text:span text:style-name="T41">suma </text:span><text:span text:style-name="T41">= </text:span><text:span text:style-name="T41">0</text:span><text:span text:style-name="T41">;</text:span><text:line-break/><text:line-break/><text:span text:style-name="T41"> <text:s text:c="7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zca un ISBN sin guiones: "</text:span><text:span text:style-name="T41">)</text:span><text:span text:style-name="T41">;</text:span><text:line-break/><text:span text:style-name="T41"> <text:s text:c="7"/></text:span><text:span text:style-name="T41">isbn </text:span><text:span text:style-name="T41">= </text:span><text:span text:style-name="T41">keyboard.</text:span><text:span text:style-name="T41">nextLine</text:span><text:span text:style-name="T41">()</text:span><text:span text:style-name="T41">;</text:span><text:line-break/><text:span text:style-name="T41"> <text:s text:c="7"/></text:span><text:span text:style-name="T41">isbnArray </text:span><text:span text:style-name="T41">= </text:span><text:span text:style-name="T41">isbn.</text:span><text:span text:style-name="T41">split</text:span><text:span text:style-name="T41">(</text:span><text:span text:style-name="T41">""</text:span><text:span text:style-name="T41">)</text:span><text:span text:style-name="T41">;</text:span><text:line-break/><text:line-break/><text:span text:style-name="T41"> <text:s text:c="7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0</text:span><text:span text:style-name="T41">;</text:span><text:span text:style-name="T41">i </text:span><text:span text:style-name="T41">&lt; </text:span><text:span text:style-name="T41">isbnArray.</text:span><text:span text:style-name="T47">length</text:span><text:span text:style-name="T41">;</text:span><text:span text:style-name="T41">i</text:span><text:span text:style-name="T41">++</text:span><text:span text:style-name="T41">)</text:span><text:line-break/><text:span text:style-name="T41"> <text:s text:c="7"/>{</text:span><text:line-break/><text:span text:style-name="T41"> <text:s text:c="11"/></text:span><text:span text:style-name="T41">if</text:span><text:span text:style-name="T41">(i</text:span><text:span text:style-name="T41">%</text:span><text:span text:style-name="T41">2 </text:span><text:span text:style-name="T41">== </text:span><text:span text:style-name="T41">0</text:span><text:span text:style-name="T41">){</text:span><text:line-break/><text:span text:style-name="T41"> <text:s text:c="15"/>suma </text:span><text:span text:style-name="T41">+= </text:span><text:span text:style-name="T41">Integer.</text:span><text:span text:style-name="T48">parseInt</text:span><text:span text:style-name="T41">(isbnArray[i])</text:span><text:span text:style-name="T41">;</text:span><text:line-break/><text:span text:style-name="T41"> <text:s text:c="11"/></text:span><text:span text:style-name="T41">} </text:span><text:span text:style-name="T41">else </text:span><text:span text:style-name="T41">{</text:span><text:line-break/><text:span text:style-name="T41"> <text:s text:c="15"/>suma </text:span><text:span text:style-name="T41">+= </text:span><text:span text:style-name="T41">Integer.</text:span><text:span text:style-name="T48">parseInt</text:span><text:span text:style-name="T41">(isbnArray[i]) </text:span><text:span text:style-name="T41">* </text:span><text:span text:style-name="T41">3</text:span><text:span text:style-name="T41">;</text:span><text:line-break/><text:span text:style-name="T41"> <text:s text:c="11"/></text:span><text:span text:style-name="T41">}</text:span><text:line-break/><text:span text:style-name="T41"> <text:s text:c="7"/>}</text:span><text:line-break/><text:line-break/><text:span text:style-name="T41"> <text:s text:c="7"/></text:span><text:span text:style-name="T41">if</text:span><text:span text:style-name="T41">(suma</text:span><text:span text:style-name="T41">%</text:span><text:span text:style-name="T41">10 </text:span><text:span text:style-name="T41">== </text:span><text:span text:style-name="T41">0</text:span><text:span text:style-name="T41">){</text:span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l dígito de control es correcto."</text:span><text:span text:style-name="T41">)</text:span><text:span text:style-name="T41">;</text:span><text:line-break/><text:span text:style-name="T41"> <text:s text:c="7"/></text:span><text:span text:style-name="T41">} </text:span><text:span text:style-name="T41">else</text:span><text:span text:style-name="T41">{</text:span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l dígito de control es incorrecto."</text:span><text:span text:style-name="T41">)</text:span><text:span text:style-name="T41">;</text:span><text:line-break/><text:span text:style-name="T41"> <text:s text:c="7"/></text:span><text:span text:style-name="T41">}</text:span><text:line-break/><text:span text:style-name="T41"> <text:s text:c="3"/>}</text:span><text:line-break/><text:span text:style-name="T41">}</text:span></text:p>
      <text:p text:style-name="P2"/>
      <text:p text:style-name="P2"/>
      <text:p text:style-name="P5">Ejercicio 2:</text:p>
      <text:p text:style-name="P3"/>
      <text:p text:style-name="P3"><text:span text:style-name="T41">package </text:span><text:span text:style-name="T41">ejercicio2</text:span><text:span text:style-name="T41">;</text:span><text:line-break/><text:line-break/><text:span text:style-name="T41">import </text:span><text:span text:style-name="T41">java.util.Scanner</text:span><text:span text:style-name="T41">;</text:span><text:line-break/><text:line-break/><text:span text:style-name="T41">public class </text:span><text:span text:style-name="T41">Ejercicio2 {</text:span><text:line-break/><text:line-break/><text:span text:style-name="T41"> <text:s text:c="3"/></text:span><text:span text:style-name="T41">public static void </text:span><text:span text:style-name="T41">main</text:span><text:span text:style-name="T41">(String[] </text:span><text:span text:style-name="T48">args</text:span><text:span text:style-name="T41">) {</text:span><text:line-break/><text:span text:style-name="T41"> <text:s text:c="7"/>Scanner keyboard </text:span><text:span text:style-name="T41">= new </text:span><text:span text:style-name="T41">Scanner</text:span><text:span text:style-name="T41">(System.</text:span><text:span text:style-name="T50">in</text:span><text:span text:style-name="T41">)</text:span><text:span text:style-name="T41">;</text:span><text:line-break/><text:span text:style-name="T41"> <text:s text:c="7"/></text:span><text:span text:style-name="T41">int </text:span><text:span text:style-name="T41">colSize </text:span><text:span text:style-name="T41">= </text:span><text:span text:style-name="T41">10</text:span><text:span text:style-name="T41">, </text:span><text:span text:style-name="T41">rowSize </text:span><text:span text:style-name="T41">= </text:span><text:span text:style-name="T41">10</text:span><text:span text:style-name="T41">;</text:span><text:line-break/><text:span text:style-name="T41"> <text:s text:c="7"/></text:span><text:span text:style-name="T41">int</text:span><text:span text:style-name="T41">[][] campo </text:span><text:span text:style-name="T41">= new int</text:span><text:span text:style-name="T41">[colSize][rowSize]</text:span><text:span text:style-name="T41">;</text:span><text:line-break/><text:span text:style-name="T41"> <text:s text:c="7"/></text:span><text:span text:style-name="T41">int </text:span><text:span text:style-name="T41">arco</text:span><text:span text:style-name="T41">, </text:span><text:span text:style-name="T41">fila</text:span><text:span text:style-name="T41">, </text:span><text:span text:style-name="T41">columna</text:span><text:span text:style-name="T41">, </text:span><text:span text:style-name="T41">asteroides</text:span><text:span text:style-name="T41">;</text:span><text:line-break/><text:line-break/><text:span text:style-name="T41"> <text:s text:c="7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campo.</text:span><text:span text:style-name="T47">length</text:span><text:span text:style-name="T41">; </text:span><text:span text:style-name="T41">i</text:span><text:span text:style-name="T41">++</text:span><text:span text:style-name="T41">){</text:span><text:line-break/><text:span text:style-name="T41"> <text:s text:c="11"/></text:span><text:span text:style-name="T41">for</text:span><text:span text:style-name="T41">(</text:span><text:span text:style-name="T41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campo[i].</text:span><text:span text:style-name="T47">length</text:span><text:span text:style-name="T41">; </text:span><text:span text:style-name="T41">j</text:span><text:span text:style-name="T41">++</text:span><text:span text:style-name="T41">){</text:span><text:line-break/><text:span text:style-name="T41"> <text:s text:c="15"/>campo[i][j] </text:span><text:span text:style-name="T41">= </text:span><text:span text:style-name="T41">(</text:span><text:span text:style-name="T41">int</text:span><text:span text:style-name="T41">)Math.</text:span><text:span text:style-name="T48">round</text:span><text:span text:style-name="T41">( Math.</text:span><text:span text:style-name="T48">random</text:span><text:span text:style-name="T41">())</text:span><text:span text:style-name="T41">;</text:span><text:line-break/><text:span text:style-name="T41"> <text:s text:c="15"/></text:span><text:span text:style-name="T41">System.</text:span><text:span text:style-name="T50">out</text:span><text:span text:style-name="T41">.</text:span><text:span text:style-name="T41">print</text:span><text:span text:style-name="T41">(campo[i][j] </text:span><text:span text:style-name="T41">+ </text:span><text:span text:style-name="T41">" "</text:span><text:span text:style-name="T41">)</text:span><text:span text:style-name="T41">;</text:span><text:line-break/><text:span text:style-name="T41"> <text:s text:c="15"/></text:span><text:span text:style-name="T41">if</text:span><text:span text:style-name="T41">(j </text:span><text:span text:style-name="T41">== </text:span><text:span text:style-name="T41">campo[i].</text:span><text:span text:style-name="T47">length </text:span><text:span text:style-name="T41">- </text:span><text:span text:style-name="T41">1</text:span><text:span text:style-name="T41">) System.</text:span><text:span text:style-name="T50">out</text:span><text:span text:style-name="T41">.</text:span><text:span text:style-name="T41">println</text:span><text:span text:style-name="T41">()</text:span><text:span text:style-name="T41">;</text:span><text:line-break/><text:span text:style-name="T41"> <text:s text:c="11"/></text:span><text:span text:style-name="T41">}</text:span><text:line-break/><text:span text:style-name="T41"> <text:s text:c="7"/>}</text:span><text:line-break/><text:line-break/><text:span text:style-name="T41"> <text:s text:c="7"/>System.</text:span><text:span text:style-name="T50">out</text:span><text:span text:style-name="T41">.</text:span><text:span text:style-name="T41">println</text:span><text:span text:style-name="T41">(</text:span><text:span text:style-name="T41">"Introduce el arco de estudio (-1 para finalizar): " </text:span><text:span text:style-name="T41">)</text:span><text:span text:style-name="T41">;</text:span><text:line-break/><text:span text:style-name="T41"> <text:s text:c="7"/></text:span><text:span text:style-name="T41">arco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span text:style-name="T41"> <text:s text:c="7"/></text:span><text:span text:style-name="T41">while</text:span><text:span text:style-name="T41">(arco </text:span><text:span text:style-name="T41">&gt; -</text:span><text:span text:style-name="T41">1</text:span><text:span text:style-name="T41">){</text:span><text:line-break/><text:span text:style-name="T41"> <text:s text:c="11"/>asteroides </text:span><text:span text:style-name="T41">= </text:span><text:span text:style-name="T41">0</text:span><text:span text:style-name="T41">;</text:span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la fila de la coordenada de estudio: " </text:span><text:span text:style-name="T41">)</text:span><text:span text:style-name="T41">;</text:span><text:line-break/><text:span text:style-name="T41"> <text:s text:c="11"/></text:span><text:span text:style-name="T41">fila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la columna de la coordenada de estudio: " </text:span><text:span text:style-name="T41">)</text:span><text:span text:style-name="T41">;</text:span><text:line-break/><text:span text:style-name="T41"> <text:s text:c="11"/></text:span><text:span text:style-name="T41">columna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line-break/><text:span text:style-name="T41"> <text:s text:c="11"/></text:span><text:span text:style-name="T41">for</text:span><text:span text:style-name="T41">(</text:span><text:span text:style-name="T41">int </text:span><text:span text:style-name="T41">i </text:span><text:span text:style-name="T41">= </text:span><text:span text:style-name="T41">fila </text:span><text:span text:style-name="T41">- </text:span><text:span text:style-name="T41">arco</text:span><text:span text:style-name="T41">; </text:span><text:span text:style-name="T41">i </text:span><text:span text:style-name="T41">&lt;= </text:span><text:span text:style-name="T41">fila </text:span><text:span text:style-name="T41">+ </text:span><text:span text:style-name="T41">arco</text:span><text:span text:style-name="T41">; </text:span><text:span text:style-name="T41">i</text:span><text:span text:style-name="T41">++</text:span><text:span text:style-name="T41">){</text:span><text:line-break/><text:span text:style-name="T41"> <text:s text:c="15"/></text:span><text:span text:style-name="T41">for</text:span><text:span text:style-name="T41">(</text:span><text:span text:style-name="T41">int </text:span><text:span text:style-name="T41">j </text:span><text:span text:style-name="T41">= </text:span><text:span text:style-name="T41">columna </text:span><text:span text:style-name="T41">- </text:span><text:span text:style-name="T41">arco</text:span><text:span text:style-name="T41">; </text:span><text:span text:style-name="T41">j </text:span><text:span text:style-name="T41">&lt;= </text:span><text:span text:style-name="T41">columna </text:span><text:span text:style-name="T41">+ </text:span><text:span text:style-name="T41">arco</text:span><text:span text:style-name="T41">; </text:span><text:span text:style-name="T41">j</text:span><text:span text:style-name="T41">++</text:span><text:span text:style-name="T41">){</text:span><text:line-break/><text:span text:style-name="T41"> <text:s text:c="19"/></text:span><text:span text:style-name="T41">if</text:span><text:span text:style-name="T41">(i </text:span><text:span text:style-name="T41">&gt;= </text:span><text:span text:style-name="T41">0 </text:span><text:span text:style-name="T41">&amp;&amp; </text:span><text:span text:style-name="T41">i </text:span><text:span text:style-name="T41">&lt; </text:span><text:span text:style-name="T41">rowSize </text:span><text:span text:style-name="T41">&amp;&amp; </text:span><text:span text:style-name="T41">j </text:span><text:span text:style-name="T41">&gt;= </text:span><text:span text:style-name="T41">0 </text:span><text:span text:style-name="T41">&amp;&amp; </text:span><text:span text:style-name="T41">j </text:span><text:span text:style-name="T41">&lt; </text:span><text:span text:style-name="T41">colSize </text:span><text:span text:style-name="T41">&amp;&amp; </text:span><text:span text:style-name="T41">campo[i][j] </text:span><text:span text:style-name="T41">== </text:span><text:span text:style-name="T41">1</text:span><text:span text:style-name="T41">) asteroides</text:span><text:span text:style-name="T41">++</text:span><text:span text:style-name="T41">;</text:span><text:line-break/><text:span text:style-name="T41"> <text:s text:c="15"/></text:span><text:span text:style-name="T41">}</text:span><text:line-break/><text:span text:style-name="T41"> <text:s text:c="11"/>}</text:span><text:line-break/><text:line-break/><text:span text:style-name="T41"> <text:s text:c="11"/>System.</text:span><text:span text:style-name="T50">out</text:span><text:span text:style-name="T41">.</text:span><text:span text:style-name="T41">println</text:span><text:span text:style-name="T41">(</text:span><text:span text:style-name="T41">"En el área de estudio hay " </text:span><text:span text:style-name="T41">+ </text:span><text:span text:style-name="T41">asteroides </text:span><text:span text:style-name="T41">+ </text:span><text:span text:style-name="T41">" asteroides"</text:span><text:span text:style-name="T41">)</text:span><text:span text:style-name="T41">;</text:span><text:line-break/><text:line-break/><text:span text:style-name="T41"> <text:s text:c="11"/></text:span><text:span text:style-name="T41">System.</text:span><text:span text:style-name="T50">out</text:span><text:span text:style-name="T41">.</text:span><text:span text:style-name="T41">println</text:span><text:span text:style-name="T41">(</text:span><text:span text:style-name="T41">"Introduce el arco de estudio (-1 para finalizar): " </text:span><text:span text:style-name="T41">)</text:span><text:span text:style-name="T41">;</text:span><text:line-break/><text:span text:style-name="T41"> <text:s text:c="11"/></text:span><text:span text:style-name="T41">arco </text:span><text:span text:style-name="T41">= </text:span><text:span text:style-name="T41">keyboard.</text:span><text:span text:style-name="T41">nextInt</text:span><text:span text:style-name="T41">()</text:span><text:span text:style-name="T41">;</text:span><text:line-break/><text:line-break/><text:span text:style-name="T41"> <text:s text:c="7"/></text:span><text:span text:style-name="T41">}</text:span><text:line-break/><text:span text:style-name="T41"> <text:s text:c="3"/>}</text:span><text:line-break/><text:span text:style-name="T41"> <text:s text:c="3"/></text:span><text:line-break/><text:span text:style-name="T41">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1:03:31.770000000</meta:creation-date>
    <dc:date>2020-02-22T11:59:53.618000000</dc:date>
    <meta:editing-duration>PT56M2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4" meta:word-count="276" meta:character-count="2419" meta:non-whitespace-character-count="1591"/>
  </office:meta>
</office:document-meta>
</file>